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B30000596D00003121046C9C85.svm"/>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2" fo:font-size="10pt"/>
    </style:style>
    <style:style style:name="P5" style:family="paragraph" style:parent-style-name="Table_20_Contents">
      <style:text-properties style:font-name="Tahoma2"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2" fo:font-size="12pt" style:font-size-asian="12pt" style:font-size-complex="12pt"/>
    </style:style>
    <style:style style:name="P7" style:family="paragraph" style:parent-style-name="Table_20_Contents">
      <style:paragraph-properties fo:text-align="center" style:justify-single-word="false"/>
      <style:text-properties style:font-name="Tahoma2"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4"/>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paragraph-properties fo:margin-top="0cm" fo:margin-bottom="0.152cm"/>
    </style:style>
    <style:style style:name="P17" style:family="paragraph" style:parent-style-name="Text_20_body">
      <style:text-properties fo:color="#000000" style:font-name="Colibri" fo:font-size="11pt" style:font-name-asian="MS Mincho" style:font-size-asian="11pt" style:font-name-complex="Tahoma4" style:font-size-complex="11pt"/>
    </style:style>
    <style:style style:name="P18" style:family="paragraph" style:parent-style-name="Text_20_body">
      <style:text-properties style:font-name-asian="MS Mincho" style:font-name-complex="Tahoma4"/>
    </style:style>
    <style:style style:name="P19" style:family="paragraph" style:parent-style-name="Text_20_body">
      <style:text-properties officeooo:paragraph-rsid="0008e967" style:font-name-asian="MS Mincho" style:font-name-complex="Tahoma4"/>
    </style:style>
    <style:style style:name="P20" style:family="paragraph" style:parent-style-name="Text_20_body" style:list-style-name="L1">
      <style:paragraph-properties fo:margin-top="0cm" fo:margin-bottom="0cm"/>
    </style:style>
    <style:style style:name="P21" style:family="paragraph" style:parent-style-name="Text_20_body">
      <style:paragraph-properties fo:margin-top="0cm" fo:margin-bottom="0.152cm"/>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font-name-asian="MS Mincho" style:font-name-complex="Tahoma4"/>
    </style:style>
    <style:style style:name="P24" style:family="paragraph" style:parent-style-name="Heading_20_3">
      <style:text-properties fo:font-size="14pt" style:font-size-asian="14pt" style:font-size-complex="14pt"/>
    </style:style>
    <style:style style:name="P25" style:family="paragraph" style:parent-style-name="Heading_20_2">
      <style:text-properties fo:font-size="16pt" style:font-size-asian="16pt" style:font-size-complex="16pt"/>
    </style:style>
    <style:style style:name="P26" style:family="paragraph">
      <style:text-properties style:font-name="Arial2" fo:font-size="10pt" fo:font-weight="bold" style:font-size-asian="10pt" style:font-weight-asian="bold" style:font-size-complex="10pt" style:font-weight-complex="bold"/>
    </style:style>
    <style:style style:name="T1" style:family="text">
      <style:text-properties fo:language="de" fo:country="DE"/>
    </style:style>
    <style:style style:name="T2" style:family="text">
      <style:text-properties fo:language="de" fo:country="DE" officeooo:rsid="0008e967"/>
    </style:style>
    <style:style style:name="T3" style:family="text">
      <style:text-properties fo:color="#000000" style:font-name="Colibri" fo:font-size="11pt" fo:language="de" fo:country="DE" style:font-size-asian="11pt" style:font-size-complex="11pt"/>
    </style:style>
    <style:style style:name="T4" style:family="text">
      <style:text-properties fo:color="#000000" style:font-name="Colibri" fo:font-size="11pt" fo:language="de" fo:country="DE" officeooo:rsid="0008e967" style:font-size-asian="11pt" style:font-size-complex="11pt"/>
    </style:style>
    <style:style style:name="T5" style:family="text">
      <style:text-properties fo:color="#000000" style:font-name="Colibri" fo:font-size="11pt" style:font-size-asian="11pt" style:font-size-complex="11pt"/>
    </style:style>
    <style:style style:name="T6" style:family="text">
      <style:text-properties fo:color="#000000" style:font-name="Colibri" fo:font-size="11pt" officeooo:rsid="0008e967" style:font-size-asian="11pt" style:font-size-complex="11pt"/>
    </style:style>
    <style:style style:name="T7" style:family="text">
      <style:text-properties fo:language="fr" fo:country="FR"/>
    </style:style>
    <style:style style:name="T8" style:family="text">
      <style:text-properties officeooo:rsid="0008e967"/>
    </style:style>
    <style:style style:name="T9" style:family="text">
      <style:text-properties fo:color="#000080" style:font-name="Arial2" fo:font-size="10pt" fo:font-weight="bold" style:font-size-asian="10pt" style:font-weight-asian="bold" style:font-size-complex="10pt" style:font-weight-complex="bold"/>
    </style:style>
    <style:style style:name="T10" style:family="text">
      <style:text-properties style:font-name="Arial2" fo:font-size="10pt" fo:font-weight="normal" style:font-size-asian="10pt" style:font-weight-asian="normal" style:font-size-complex="10pt" style:font-weight-complex="normal"/>
    </style:style>
    <style:style style:name="T1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2" fo:font-size="10pt" fo:font-weight="bold" style:font-size-asian="10pt" style:font-weight-asian="bold" style:font-size-complex="10pt" style:font-weight-complex="bold"/>
    </style:style>
    <style:style style:name="T13" style:family="text">
      <style:text-properties fo:color="#800000" style:font-name="Arial2" fo:font-size="10pt" fo:font-weight="bold" style:font-size-asian="10pt" style:font-weight-asian="bold" style:font-size-complex="10pt" style:font-weight-complex="bold"/>
    </style:style>
    <style:style style:name="T14"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5" text:outline-level="2"><text:bookmark text:name="__RefHeading__394_1336058694"/>Document applicables/Documents de référence <text:bookmark-end text:name="__RefHeading__394_1336058694"/></text:h>
      <text:h text:style-name="P24"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4"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18726475" text:style-name="L1">
        <text:list-item>
          <text:p text:style-name="P20">Plan-type «dossier de gestion de la documentation»</text:p>
        </text:list-item>
        <text:list-item>
          <text:p text:style-name="P20">etc.</text:p>
        </text:list-item>
      </text:list>
      <text:h text:style-name="P25"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3" text:outline-level="1"><text:bookmark text:name="__RefHeading__402_1336058694"/>SYNTHESE des solutions<text:bookmark-end text:name="__RefHeading__402_1336058694"/></text:h>
      <text:p text:style-name="P12"/>
      <text:p text:style-name="P19"><text:tab/>Après avoir regardé les différents critères d'évaluation des deux solutions <text:span text:style-name="T8">nous allons</text:span> maintenant <text:span text:style-name="T8">nous </text:span>intéresser à une comparaison entre les deux en vue <text:span text:style-name="T8">afin</text:span> de d<text:span text:style-name="T8">é</text:span>terminer la solution la plus convenable. <text:span text:style-name="T8">Nous allons</text:span> réaliser notre analyse sur plusieurs plans, en tenant compte des différentes catégories des critères.</text:p>
      <text:h text:style-name="Heading_20_2" text:outline-level="2">Analyse du point de vue financier</text:h>
      <text:p text:style-name="Text_20_body"><text:tab/>Du point de vue financier les coûts sont plus él<text:span text:style-name="T8">e</text:span>vés dans le cas de la solution standard. En effet, la licence SAP (estimée à 5 000 000<text:span text:style-name="T8">€</text:span>) est beaucoup plus <text:span text:style-name="T8">coûteuse</text:span> que le développement d'une solution spécifique (estimé<text:span text:style-name="T8">e</text:span> à 300 000<text:span text:style-name="T8">€</text:span>). La formation des employés pour l'utilisation des logiciels demande aussi des ressources plus importantes dans le cas de la solution standard. Le calcul des deux ROI montre un avantage pour la solution spécifique.</text:p>
      <text:p text:style-name="Text_20_body"><text:tab/>Du coté des risques nous avons à peu près les mêmes dangers pour les deux solutions : <text:span text:style-name="T5">résistance au changement, communication inefficace, difficultés ou une exploitation inefficace du nouveau système.</text:span></text:p>
      <text:p text:style-name="Text_20_body"><text:span text:style-name="T5"><text:tab/>Des avantages dus à la standardisation, l'utilisation d'un outil connu sur le marché et la facilité de communicati</text:span><text:span text:style-name="T6">on a</text:span><text:span text:style-name="T5">vec les systèmes d'information des autres entreprises sont envisagés pour la solution standard. Ces avantages peuvent se prouver très importants à long terme. En effet, une solution spécifique est moins flexible face aux changements organisationnels au sein d'une entreprise. Ça peut entraîner la nécessité des nouveaux modules et donc d'investissement</text:span><text:span text:style-name="T6">s</text:span><text:span text:style-name="T5"> dans le développement et </text:span><text:span text:style-name="T6">par la suite</text:span><text:span text:style-name="T5"> dans la formation. Si jamais l'entreprise qui a crée l'application spécifique n'existe plus, la maintenance sera encore plus difficile. Par contre, pour la solution standard, une nouvelle configuration peut r</text:span><text:span text:style-name="T6">é</text:span><text:span text:style-name="T5">soudre les problèmes dus aux changements dans l'entreprise.</text:span></text:p>
      <text:p text:style-name="Text_20_body"><text:tab/>Si on fait une analyse fin<text:span text:style-name="T8">a</text:span>ncière sur plusieurs ans en partant de l'investissement et en ajoutant chaque année les gains et en enlevant les coûts de maintenance on obtient le tableau suivant :</text:p>
      <text:p text:style-name="P17"><draw:frame draw:style-name="fr1" draw:name="graphics1" text:anchor-type="paragraph" svg:width="18.002cm" svg:height="9.888cm" draw:z-index="6"><draw:image xlink:href="Pictures/200000B30000596D00003121046C9C85.svm" xlink:type="simple" xlink:show="embed" xlink:actuate="onLoad"/></draw:frame></text:p>
      <text:p text:style-name="P17"><text:soft-page-break/><text:tab/>En regardant la tableau on observe que la solution spécifique est rentable sur les <text:span text:style-name="T8">dix </text:span>premi<text:span text:style-name="T8">è</text:span>r<text:span text:style-name="T8">e</text:span>s années. Au but de 10 ans, elle commence à devenir très <text:span text:style-name="T8">coûteuse</text:span> en maintenance tandis que la solution standard continue à augmenter de façon uniforme chaque année.</text:p>
      <text:h text:style-name="Heading_20_2" text:outline-level="2">Analyse du point de vue de la mise en <text:span text:style-name="T8">œ</text:span>uvre</text:h>
      <text:p text:style-name="P16"><text:tab/>En ce qui concerne la mise en <text:span text:style-name="T8">œ</text:span>uvre, les deux solutions ont besoin chacune d'au moins 3 mois pour que tout soit installé et configuré correctement. Pourtant, il y a des risques importants à prendre en compte des deux cotés pendant cette étape. </text:p>
      <text:p text:style-name="P16"><text:tab/>Un risque de dépas<text:span text:style-name="T8">s</text:span>ement de délai du développement de l'application spécifique peut mettre en danger la mise en <text:span text:style-name="T8">œ</text:span>uvre de la solution et peut entraîner des coûts importants. En revanche, pour la solution standard, l'ERP étant déjà développé, il doit être juste configuré pour bien l'adapter aux besoins de l'entreprise.</text:p>
      <text:p text:style-name="P16"><text:tab/>La formation des employés peut s'avérer plus <text:span text:style-name="T8">coûteuse</text:span> et plus difficile pour l'ERP que pour l'autre application. En effet, l'ERP est plus rigide car <text:span text:style-name="T8">il </text:span>se veut le plus standard possible tandis que l'application spécifique a été développée sur la base d'un fort dialogue entre l'entreprise et les réalisateurs et elle est donc très personnalisée.</text:p>
      <text:h text:style-name="Heading_20_2" text:outline-level="2">Analyse du point de vue des critères techniques et fonctionnels</text:h>
      <text:p text:style-name="Text_20_body"><text:tab/>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text:span text:style-name="T8">o</text:span>ureuse et documentée car il s'agit d'une communauté d'entreprises qui l'utilisent, il en résulte un plus de fiabilité et de la s<text:span text:style-name="T8">é</text:span>curité pour cette solution. </text:p>
      <text:p text:style-name="Text_20_body"><text:tab/>Du point de vue de la facilité d'intégration du nouveau SI, les deux solutions utilisent le Web donc il n'y aura pas des difficultés techniques importantes pour l'installation de la solution. L'ergonomie et l'aisance d'utilisation seront beaucoup plus appr<text:span text:style-name="T8">é</text:span>cié<text:span text:style-name="T8">e</text:span>s pour la solution <text:span text:style-name="T8">spécifique</text:span> car la solution <text:span text:style-name="T8">standard</text:span> impose une IHM standardisée qui peut donner l'impr<text:span text:style-name="T8">e</text:span>ssion d'une certaine rigidité. Pour <text:span text:style-name="T8">au</text:span>tant, cette IHM est assez ergonomique et inductive.</text:p>
      <text:h text:style-name="Heading_20_2" text:outline-level="2">Conclusion</text:h>
      <text:p text:style-name="Text_20_body"><text:tab/>Pour conclure on peut affirmer que les deux solutions ont des avantages et des désavantages en fonction des critères analysés préc<text:span text:style-name="T8">é</text:span>d<text:span text:style-name="T8">e</text:span>mment. Il faut bien étudier le profil de l'entreprise pour déduire laquelle des solutions est la plus appropriée. En effet, selon les plans de d<text:span text:style-name="T8">é</text:span>veloppement de l'entreprise on peut prévoir si le syst<text:span text:style-name="T8">è</text:span>me va beaucoup changer dans le futur, s'il va devoir communique<text:span text:style-name="T8">r</text:span> avec les systèmes d'information des autres <text:span text:style-name="T8">département</text:span> et dans ce cas s'orienter vers l'utilisation d'un ERP. Les profils des employés, leur comportement face aux changements pourront aussi déterminer s'ils vont s'adapter à une interface d'un ERP ou si une interface personnalisée devra être mise en place. C'est à GSTP de choisir les critères prioritaires et en déduire la solution appropriée.</text:p>
      <text:p text:style-name="P3"/>
      <text:p text:style-name="Spec_20_-_20_Texte_20_sans_20_mise_20_en_20_forme"><draw:frame text:anchor-type="paragraph" draw:z-index="1" draw:style-name="gr2" draw:text-style-name="P26" svg:width="17.001cm" svg:height="1.195cm" svg:x="0.501cm" svg:y="0.63cm"><draw:text-box><text:p><text:span text:style-name="T12">Note :</text:span></text:p><text:p><text:span text:style-name="T10">Ceci est une note !</text:span></text:p></draw:text-box></draw:frame></text:p>
      <text:p text:style-name="Spec_20_-_20_Texte_20_sans_20_mise_20_en_20_forme"><draw:frame text:anchor-type="paragraph" draw:z-index="3" draw:style-name="gr4" draw:text-style-name="P26" svg:width="17.001cm" svg:height="1.294cm" svg:x="0.501cm" svg:y="5.061cm"><draw:text-box><text:p><text:span text:style-name="T12">ATTENTION !</text:span></text:p><text:p><text:span text:style-name="T10">Ceci est une note importante !</text:span></text:p></draw:text-box></draw:frame><draw:frame text:anchor-type="paragraph" draw:z-index="2" draw:style-name="gr3" draw:text-style-name="P26" svg:width="17.001cm" svg:height="1.294cm" svg:x="0.501cm" svg:y="2.63cm"><draw:text-box><text:p><text:span text:style-name="T12">IMPORTANT !</text:span></text:p><text:p><text:span text:style-name="T1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6" svg:width="17.001cm" svg:height="2.435cm" svg:x="0.501cm" svg:y="2.163cm"><draw:text-box><text:p><text:span text:style-name="T9">Note aux développeurs :</text:span></text:p><text:p><text:span text:style-name="T10">Ceci est une note pour les développeurs !</text:span></text:p><text:p><text:span text:style-name="T11">Exemples</text:span><text:span text:style-name="T10"> : </text:span></text:p><text:p><text:span text:style-name="T10">- Prévoir en flexibilité : la liste pourra changer au cours du temps et être 10 fois plus longue.</text:span></text:p><text:p><text:span text:style-name="T10">- Le système AX est incompatible avec le produit AY : Utilisez la méthode BY.</text:span></text:p></draw:text-box></draw:frame><draw:frame text:anchor-type="paragraph" draw:z-index="4" draw:style-name="gr5" draw:text-style-name="P26" svg:width="17.001cm" svg:height="2.832cm" svg:x="0.501cm" svg:y="5.128cm"><draw:text-box><text:p><text:span text:style-name="T13">Note aux fonctionnels :</text:span></text:p><text:p><text:span text:style-name="T10">Ceci est une note pour les fonctionnels.</text:span></text:p><text:p><text:span text:style-name="T11">Exemple</text:span><text:span text:style-name="T10"> : </text:span></text:p><text:p><text:span text:style-name="T10">- Cette décision a été prise afin de rester en accord avec la procédure A090.</text:span></text:p><text:p><text:span text:style-name="T10">- Cette étape de validation est particulièrement importante dans le processus de gestion du magasin. Vérifiez à deux fois plutôt que d' « auto-valider ».</text:span></text:p></draw:text-box></draw:frame><draw:frame text:anchor-type="paragraph" draw:z-index="5" draw:style-name="gr6" draw:text-style-name="P26" svg:width="17.001cm" svg:height="2.832cm" svg:x="0.501cm" svg:y="9.781cm"><draw:text-box><text:p><text:span text:style-name="T14">Note aux testeurs :</text:span></text:p><text:p><text:span text:style-name="T10">Ceci est une note pour les testeurs.</text:span></text:p><text:p><text:span text:style-name="T11">Exemple</text:span><text:span text:style-name="T10"> : </text:span></text:p><text:p><text:span text:style-name="T10">- Pensez à vérifier le comportement de chaque champ obligatoire lorsqu'il est vide.</text:span></text:p><text:p><text:span text:style-name="T1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1"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2"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08:26:50.89</meta:creation-date>
    <meta:editing-duration>PT06H17M36S</meta:editing-duration>
    <meta:editing-cycles>8</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11T12:59:40</dc:date>
    <dc:creator>Billy </dc:creator>
    <meta:document-statistic meta:table-count="3" meta:image-count="1" meta:object-count="0" meta:page-count="7" meta:paragraph-count="82" meta:word-count="1149" meta:character-count="7410"/>
    <meta:user-defined meta:name="Info 2"/>
    <meta:user-defined meta:name="Info 3"/>
    <meta:user-defined meta:name="Info 4"/>
    <meta:user-defined meta:name="License">&lt;a href="http://templates.services.openoffice.org/bsd-license"&gt;BSD&lt;/a&gt; </meta:user-defined>
  </office:meta>
</office:document-meta>
</file>